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row>
        <mi/>
        <mo stretchy="false">=</mo>
        <mi/>
      </mrow>
      <mfrac>
        <mi>E</mi>
        <mi>p</mi>
      </mfrac>
      <mrow>
        <mi/>
        <mo stretchy="false">=</mo>
        <mi/>
      </mrow>
      <mfrac>
        <mi>E</mi>
        <mrow>
          <mi>m</mi>
          <mi>v</mi>
        </mrow>
      </mfrac>
      <mi/>
      <mo stretchy="false">⇒</mo>
      <mi/>
      <mi mathvariant="italic">uv</mi>
      <mrow>
        <mi/>
        <mo stretchy="false">=</mo>
        <mi/>
      </mrow>
      <mtext>const</mtext>
    </mrow>
    <annotation encoding="StarMath 5.0">u `=` E over p `=` E over {m v} ~drarrow~ uv `=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3:25:40.998000000</meta:creation-date>
    <meta:generator>LibreOffice/4.1.4.2$Windows_x86 LibreOffice_project/0a0440ccc0227ad9829de5f46be37cfb6edcf72</meta:generator>
  </office:meta>
</office:document-meta>
</file>